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  <manifest:file-entry manifest:full-path="META-INF/documentsignatures.xml" manifest:media-type=""/>
  <manifest:file-entry manifest:full-path="META-INF/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2:26:58</meta:creation-date>
    <meta:document-statistic meta:table-count="0" meta:image-count="0" meta:object-count="0" meta:page-count="1" meta:paragraph-count="1" meta:word-count="1" meta:character-count="8"/>
    <dc:date>2009-06-23T12:27:20</dc:date>
    <meta:editing-duration>PT00H00M22S</meta:editing-duration>
    <meta:editing-cycles>1</meta:editing-cycles>
    <meta:generator>OpenOffice.org/3.0$Linux OpenOffice.org_project/300m15$Build-937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43cad69c-59ca-473a-8db8-a7b379394b43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U4bMALTvKsQHNsv+ahaBR1Uiuc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qEvTyMsTuh8/D2ViaiYOknCa+1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sm2vGQIrHSKViAI8nzgxQsdYZgk=</DigestValue>
      </Reference>
      <Reference URI="Thumbnails/thumbnail.png">
        <DigestMethod Algorithm="http://www.w3.org/2000/09/xmldsig#sha1"/>
        <DigestValue>S0YTV0tQeuFaEsuTbAo4EiFTVg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fHGBhTE/yssD9spGp77AlM55mH8=</DigestValue>
      </Reference>
      <Reference URI="#04974d15-ef8a-4488-a5a7-a26ac78c8b15">
        <DigestMethod Algorithm="http://www.w3.org/2000/09/xmldsig#sha1"/>
        <DigestValue>P3TG/IkdZbr2tM4dPgTQFfm2pLI=</DigestValue>
      </Reference>
    </SignedInfo>
    <SignatureValue>GxlNpozfmDntADc+7DyU3ELxMs82Jh9UsL70XtiOxlARhPZHvLsSKW34kNforoHK8CzLhzYASJeQ
AGdUAWvbh6ClWnW/tOZKte4wQEOtc9hIqpcAPhVW/Jeb9k8Z1qpD6QqGFajG8O/LlDmmt2IShDDX
LXADIWw9UBEQhD9AEQ8=</SignatureValue>
    <KeyInfo>
      <X509Data>
        <X509SubjectName>CN=Test Certificate,OU=Servicio de Informatica,O=Universitat Jaume I,L=Castellon,ST=Castellon de la Plana,C=ES</X509SubjectName>
        <X509Certificate>MIICsTCCAhqgAwIBAgIESfIWgDANBgkqhkiG9w0BAQUFADCBnDELMAkGA1UEBhMCRVMxHjAcBgNV
BAgTFUNhc3RlbGxvbiBkZSBsYSBQbGFuYTESMBAGA1UEBxMJQ2FzdGVsbG9uMRwwGgYDVQQKExNV
bml2ZXJzaXRhdCBKYXVtZSBJMSAwHgYDVQQLExdTZXJ2aWNpbyBkZSBJbmZvcm1hdGljYTEZMBcG
A1UEAxMQVGVzdCBDZXJ0aWZpY2F0ZTAeFw0wOTA0MjQxOTQ0MDBaFw0wOTA3MjMxOTQ0MDBaMIGc
MQswCQYDVQQGEwJFUzEeMBwGA1UECBMVQ2FzdGVsbG9uIGRlIGxhIFBsYW5hMRIwEAYDVQQHEwlD
YXN0ZWxsb24xHDAaBgNVBAoTE1VuaXZlcnNpdGF0IEphdW1lIEkxIDAeBgNVBAsTF1NlcnZpY2lv
IGRlIEluZm9ybWF0aWNhMRkwFwYDVQQDExBUZXN0IENlcnRpZmljYXRlMIGfMA0GCSqGSIb3DQEB
AQUAA4GNADCBiQKBgQCio3XmjyCPSGki5Uzq471HVqGExHv8Bk/wxU4UxnhumZqdsng16PPF/kUo
4NrAKynv6hujKGxJaKt7Zb34M6VWbwlgLFf94GsHS4V7TFBdD+WTz6tFas5F9OIIGnEgnlSOcpn9
v/azHVZm7l8jAxpkQS5zrCGyGvr3rwvrt8c6EwIDAQABMA0GCSqGSIb3DQEBBQUAA4GBAD8YsVwB
lkc+NYUIKJl+farfB6IXGmMjosuiTjQVuifj50RT/wUpqr2/aPSxn2ZJmsmoZ96cz4mKkOh3I2Ko
XQ4NQUTIOGYQJlTAMj0HMji4aL1F44U28DKoXAZQMJzjVvjtsaEZXvu7iP5GHOlIgJZupSNh0jEc
7yCWkMB6lhtw</X509Certificate>
      </X509Data>
    </KeyInfo>
    <Object>
      <SignatureProperties>
        <SignatureProperty Id="04974d15-ef8a-4488-a5a7-a26ac78c8b15" Target="#43cad69c-59ca-473a-8db8-a7b379394b43">
          <dc:date xmlns:dc="http://purl.org/dc/elements/1.1/">2009-07-28T12:14:18,301</dc:date>
        </SignatureProperty>
      </SignatureProperties>
    </Object>
  </Signature>
</document-signatures>
</file>